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47804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use-window-font-color="true"/>
    </style:style>
    <style:style style:name="T6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<text:span text:style-name="T1">Equality | Inequality | DefEquals | Equivalence | </text:span>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,'</text:span> | <text:span text:style-name="T2">'\n'</text:span>) <text:span text:style-name="T2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<text:span text:style-name="T2">'='</text:span> 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2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2">'&lt;'</text:span> | <text:span text:style-name="T2">'≤'</text:span>) 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2">‘&gt;’</text:span> | <text:span text:style-name="T2">‘≥’</text:span>) 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Equal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3">'≔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ivalenc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3">'≡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(</text:span><text:span text:style-name="T3">‘,’</text:span><text:span text:style-name="T1"> Identifier</text:span>)* <text:span text:style-name="T2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3">‘:’</text:span><text:span text:style-name="T1"> SetLiteral (</text:span><text:span text:style-name="T3">‘×’</text:span><text:span text:style-name="T1"> SetLiteral)* </text:span><text:span text:style-name="T3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3">‘:’</text:span><text:span text:style-name="T1"> </text:span><text:span text:style-name="T3">‘(’</text:span><text:span text:style-name="T4"> (Identifier (</text:span><text:span text:style-name="T3">‘,’</text:span><text:span text:style-name="T4"> Identifier)*)?</text:span><text:span text:style-name="T3"> ‘)’ ‘↦’ </text:span><text:span text:style-name="T4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3">'=' '⁜c’ </text:span><text:span text:style-name="T4">(</text:span><text:span text:style-name="T3">‘⏴’ </text:span><text:span text:style-name="T4">Expr</text:span><text:span text:style-name="T3"> ‘⏵⏴’</text:span><text:span text:style-name="T4"> StmtBody</text:span><text:span text:style-name="T3"> ‘⏵’</text:span><text:span text:style-name="T4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Disjunction (</text:span><text:span text:style-name="T3">'\n'</text:span><text:span text:style-name="T1">? (</text:span><text:span text:style-name="T3">‘∧’ </text:span><text:span text:style-name="T4">|</text:span><text:span text:style-name="T3"> ‘and’</text:span><text:span text:style-name="T4">)</text:span><text:span text:style-name="T1"> </text:span><text:span text:style-name="T3">'\n'</text:span><text:span text:style-name="T1">? </text:span>Disjunc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Addition (</text:span><text:span text:style-name="T3">'\n'</text:span><text:span text:style-name="T1">? (</text:span><text:span text:style-name="T3">‘∨’ </text:span><text:span text:style-name="T4">|</text:span><text:span text:style-name="T3"> ‘or’</text:span><text:span text:style-name="T4">)</text:span><text:span text:style-name="T1"> </text:span><text:span text:style-name="T3">'\n'</text:span><text:span text:style-name="T1">? </text:span>Addi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licitMult (</text:span><text:span text:style-name="T3">'\n'</text:span><text:span text:style-name="T1">? (</text:span><text:span text:style-name="T3">'+'</text:span><text:span text:style-name="T1"> | </text:span><text:span text:style-name="T3">'-' </text:span><text:span text:style-name="T4">|</text:span><text:span text:style-name="T3"> '∩' </text:span><text:span text:style-name="T4">|</text:span><text:span text:style-name="T3"> '∪' </text:span><text:span text:style-name="T4">|</text:span><text:span text:style-name="T3"> ‘±’</text:span><text:span text:style-name="T4"> | </text:span><text:span text:style-name="T3">‘∓’</text:span><text:span text:style-name="T1">) </text:span><text:span text:style-name="T3">'\n'</text:span><text:span text:style-name="T1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mplicitMult (</text:span><text:span text:style-name="T3">'\n'</text:span><text:span text:style-name="T1">? (</text:span><text:span text:style-name="T3">'*'</text:span><text:span text:style-name="T1"> |</text:span><text:span text:style-name="T3"> '/' </text:span><text:span text:style-name="T4">|</text:span><text:span text:style-name="T3"> '\' </text:span><text:span text:style-name="T4">|</text:span><text:span text:style-name="T3"> '/' </text:span><text:span text:style-name="T4">|</text:span><text:span text:style-name="T3"> '⋅' </text:span><text:span text:style-name="T4">|</text:span><text:span text:style-name="T3"> '÷' </text:span><text:span text:style-name="T4">|</text:span><text:span text:style-name="T3"> '%' </text:span><text:span text:style-name="T4">|</text:span><text:span text:style-name="T3"> '×'</text:span>) <text:span text:style-name="T2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5">(</text:span><text:span text:style-name="T2">'-'</text:span><text:span text:style-name="T5"> | </text:span><text:span text:style-name="T2">‘¬’</text:span><text:span text:style-name="T5">)</text:span>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2">‘!’</text:span>* | <text:span text:style-name="T2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imitive (<text:span text:style-name="T2">‘^’</text:span> 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|’</text:span> Expr <text:span text:style-name="T2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‖’</text:span> Expr <text:span text:style-name="T2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⌈'</text:span> Expr <text:span text:style-name="T2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⌊'</text:span> Expr <text:span text:style-name="T2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('</text:span> NestedExpr <text:span text:style-name="T2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['</text:span><text:span text:style-name="T1"> NestedExpr </text:span><text:span text:style-name="T3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⟨'</text:span><text:span text:style-name="T1"> NestedExpr </text:span><text:span text:style-name="T3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⟪'</text:span><text:span text:style-name="T1"> NestedExpr </text:span><text:span text:style-name="T3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’ </text:span><text:span text:style-name="T4">(</text:span><text:span text:style-name="T3">‘→’</text:span><text:span text:style-name="T4"> | </text:span><text:span text:style-name="T3">‘ā’</text:span><text:span text:style-name="T4"> | </text:span><text:span text:style-name="T3">‘ă’</text:span><text:span text:style-name="T4"> | </text:span><text:span text:style-name="T3">‘ȧ’</text:span><text:span text:style-name="T4"> |</text:span><text:span text:style-name="T3"> ‘ä’</text:span><text:span text:style-name="T4"> |</text:span><text:span text:style-name="T3"> ‘⋯’</text:span><text:span text:style-name="T4"> | </text:span><text:span text:style-name="T3">‘â’</text:span><text:span text:style-name="T4"> | </text:span><text:span text:style-name="T3">‘ã’</text:span><text:span text:style-name="T4">) </text:span><text:span text:style-name="T3">‘⏴’</text:span><text:span text:style-name="T4"> Expr </text:span><text:span text:style-name="T3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∫’</text:span><text:span text:style-name="T1"> (</text:span><text:span text:style-name="T3">‘⏴’</text:span><text:span text:style-name="T1"> Expr </text:span><text:span text:style-name="T3">‘⏵’</text:span><text:span text:style-name="T1"> (</text:span><text:span text:style-name="T3">‘⏴’</text:span><text:span text:style-name="T1"> Expr </text:span><text:span text:style-name="T3">‘⏵’</text:span><text:span text:style-name="T1">)?)? Expr? </text:span><text:span text:style-name="T3">‘d’</text:span><text:span text:style-name="T4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∑’</text:span><text:span text:style-name="T1"> (</text:span><text:span text:style-name="T3">‘⏴’</text:span><text:span text:style-name="T1"> Stmt </text:span><text:span text:style-name="T3">‘⏵’</text:span><text:span text:style-name="T1"> (</text:span><text:span text:style-name="T3">‘⏴’</text:span><text:span text:style-name="T1"> Expr </text:span><text:span text:style-name="T3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∏’</text:span><text:span text:style-name="T1"> (</text:span><text:span text:style-name="T3">‘⏴’</text:span><text:span text:style-name="T1"> Stmt </text:span><text:span text:style-name="T3">‘⏵’</text:span><text:span text:style-name="T1"> (</text:span><text:span text:style-name="T3">‘⏴’</text:span><text:span text:style-name="T1"> Expr </text:span><text:span text:style-name="T3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b⏴’</text:span> Expr <text:span text:style-name="T2">‘⏵⏴’</text:span> Expr <text:span text:style-name="T2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||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‖‖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⌈⌉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⌊⌋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()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[]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⟨⟩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⟪⟫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f⏴’</text:span><text:span text:style-name="T1"> Expr </text:span><text:span text:style-name="T3">‘⏵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⊞⏴’</text:span> ℕ(rows) <text:span text:style-name="T2">‘⏵⏴’</text:span> ℕ(cols) <text:span text:style-name="T2">‘⏵’ </text:span>(<text:span text:style-name="T2">‘⏴’</text:span> Expr <text:span text:style-name="T2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√⏴’</text:span><text:span text:style-name="T1"> Expr </text:span><text:span text:style-name="T3">‘⏵’ </text:span><text:span text:style-name="T4">(</text:span><text:span text:style-name="T3">‘⏴’</text:span><text:span text:style-name="T4"> Expr </text:span><text:span text:style-name="T3">‘⏵’</text:span><text:span text:style-name="T5">)?</text:span></text:p>
          </table:table-cell>
          <table:table-cell office:value-type="string" calcext:value-type="string">
            <text:p><text:span text:style-name="T1">Optional arg is script power. Maybe positive root is </text:span><text:span text:style-name="T3">'⁜√⏴’</text:span><text:span text:style-name="T1"> Expr </text:span><text:span text:style-name="T3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_⏴’</text:span> Expr <text:span text:style-name="T2">‘⏵⏴’</text:span> Expr <text:span text:style-name="T2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^⏴’</text:span><text:span text:style-name="T1"> Expr </text:span><text:span text:style-name="T3">‘⏵⏴’</text:span><text:span text:style-name="T1"> Expr </text:span><text:span text:style-name="T3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Δ⏴’</text:span><text:span text:style-name="T1"> Expr </text:span><text:span text:style-name="T3">‘⏵⏴’</text:span><text:span text:style-name="T1"> Expr </text:span><text:span text:style-name="T3">‘⏵⏴’</text:span><text:span text:style-name="T1"> Expr </text:span><text:span text:style-name="T3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lim⏵⏴’ </text:span><text:span text:style-name="T4">Expr </text:span><text:span text:style-name="T3">‘→’</text:span><text:span text:style-name="T4"> Expr</text:span><text:span text:style-name="T3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’ </text:span><text:span text:style-name="T1">(</text:span><text:span text:style-name="T3">‘max’</text:span><text:span text:style-name="T1"> | </text:span><text:span text:style-name="T3">‘min’</text:span><text:span text:style-name="T1"> | </text:span><text:span text:style-name="T3">‘sup’</text:span><text:span text:style-name="T1"> | </text:span><text:span text:style-name="T3">‘inf’</text:span><text:span text:style-name="T1">) </text:span><text:span text:style-name="T3">‘⏵⏴’</text:span><text:span text:style-name="T1"> Expr </text:span><text:span text:style-name="T3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Roster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ost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{'</text:span> (Expr (<text:span text:style-name="T2">','</text:span> Expr)*)? <text:span text:style-name="T2">'}'</text:span></text:p>
          </table:table-cell>
          <table:table-cell office:value-type="string" calcext:value-type="string">
            <text:p>Enumerate all eleme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{'</text:span><text:span text:style-name="T1"> Identifier (</text:span><text:span text:style-name="T3">‘∈’ </text:span><text:span text:style-name="T1">Expr)? (</text:span><text:span text:style-name="T3">'|'</text:span><text:span text:style-name="T1"> | </text:span><text:span text:style-name="T3">':'</text:span><text:span text:style-name="T1">) Stmt (</text:span><text:span text:style-name="T3">‘,’ </text:span><text:span text:style-name="T1">Stmt)* </text:span>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('</text:span> | <text:span text:style-name="T2">'['</text:span>) Expr <text:span text:style-name="T2">','</text:span> Expr (<text:span text:style-name="T2">')'</text:span> | <text:span text:style-name="T2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2">‘(‘</text:span> (Expr (<text:span text:style-name="T2">‘,’</text:span> Expr)*)?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∅’</text:span><text:span text:style-name="T1"> | </text:span><text:span text:style-name="T3">‘ℝ’</text:span><text:span text:style-name="T1"> | </text:span><text:span text:style-name="T3">‘ℝ⁺’</text:span><text:span text:style-name="T1"> | </text:span><text:span text:style-name="T3">‘ℤ’</text:span><text:span text:style-name="T1"> | </text:span><text:span text:style-name="T3">‘ℤ⁺’</text:span><text:span text:style-name="T4"> |</text:span><text:span text:style-name="T3"> ‘ℤ⁻’ </text:span><text:span text:style-name="T1">| </text:span><text:span text:style-name="T3">‘𝔹’</text:span><text:span text:style-name="T1"> | </text:span><text:span text:style-name="T3">‘ℂ’</text:span><text:span text:style-name="T1"> | </text:span><text:span text:style-name="T3">‘ℚ’</text:span><text:span text:style-name="T4"> | </text:span><text:span text:style-name="T3">‘ℚ⁺’</text:span><text:span text:style-name="T4"> | </text:span><text:span text:style-name="T3">‘ℕ’</text:span><text:span text:style-name="T4"> |</text:span><text:span text:style-name="T3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2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07:40:12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19T07:41:52.108000000</dc:date>
    <meta:editing-duration>PT5H25M30S</meta:editing-duration>
    <meta:editing-cycles>82</meta:editing-cycles>
    <meta:generator>LibreOffice/6.1.5.2$Windows_X86_64 LibreOffice_project/90f8dcf33c87b3705e78202e3df5142b201bd805</meta:generator>
    <meta:document-statistic meta:table-count="1" meta:cell-count="225" meta:object-count="0"/>
  </office:meta>
</office:document-meta>
</file>